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 Javierfs94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0:36:44.966000000</dc:date>
    <meta:editing-duration>PT6M55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71" meta:non-whitespace-character-count="323"/>
  </office:meta>
</office:document-meta>
</file>